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left="0in" fo:margin-right="0in" fo:margin-top="0.3472in" fo:margin-bottom="0.3472in" fo:line-height="100%" fo:text-indent="0in" style:auto-text-indent="false"/>
    </style:style>
    <style:style style:name="P2" style:family="paragraph" style:parent-style-name="Standard">
      <style:paragraph-properties loext:contextual-spacing="false" fo:margin-left="0in" fo:margin-right="0in" fo:margin-top="0.3472in" fo:margin-bottom="0.3472in" fo:line-height="100%" fo:text-indent="0in" style:auto-text-indent="false"/>
      <style:text-properties fo:color="#333333" fo:font-size="12pt" style:font-size-asian="12pt" style:font-size-complex="12pt"/>
    </style:style>
    <style:style style:name="P3" style:family="paragraph" style:parent-style-name="Standard">
      <style:paragraph-properties loext:contextual-spacing="false" fo:margin-left="0.5in" fo:margin-right="0in" fo:margin-top="0.3472in" fo:margin-bottom="0.3472in" fo:line-height="100%" fo:text-indent="0in" style:auto-text-indent="false"/>
    </style:style>
    <style:style style:name="P4" style:family="paragraph" style:parent-style-name="Standard">
      <style:paragraph-properties loext:contextual-spacing="false" fo:margin-left="0.5in" fo:margin-right="0in" fo:margin-top="0.3472in" fo:margin-bottom="0.3472in" fo:line-height="100%" fo:text-indent="0in" style:auto-text-indent="false"/>
      <style:text-properties fo:color="#333333" fo:font-size="12pt" style:font-size-asian="12pt" style:font-size-complex="12pt"/>
    </style:style>
    <style:style style:name="P5" style:family="paragraph" style:parent-style-name="Standard">
      <style:paragraph-properties loext:contextual-spacing="false" fo:margin-left="0.5in" fo:margin-right="0in" fo:margin-top="0.2638in" fo:margin-bottom="0.2638in" fo:line-height="100%" fo:text-indent="0in" style:auto-text-indent="false"/>
      <style:text-properties fo:color="#333333" fo:font-size="12pt" style:font-size-asian="12pt" style:font-size-complex="12pt"/>
    </style:style>
    <style:style style:name="P6" style:family="paragraph" style:parent-style-name="Heading_20_2" style:master-page-name="Standard">
      <style:paragraph-properties loext:contextual-spacing="false" fo:margin-top="0.25in" fo:margin-bottom="0.0555in" fo:line-height="122%" fo:keep-together="auto" style:page-number="1" fo:padding-left="0in" fo:padding-right="0in" fo:padding-top="0in" fo:padding-bottom="0.0693in" fo:border-left="none" fo:border-right="none" fo:border-top="none" fo:border-bottom="0.0102in solid #eeeeee" fo:keep-with-next="auto"/>
      <style:text-properties fo:color="#333333" fo:font-size="30pt" fo:font-weight="bold" style:font-size-asian="30pt" style:font-weight-asian="bold" style:font-size-complex="30pt"/>
    </style:style>
    <style:style style:name="P7" style:family="paragraph" style:parent-style-name="Heading_20_3">
      <style:paragraph-properties loext:contextual-spacing="false" fo:margin-top="0.1945in" fo:margin-bottom="0.0555in" fo:line-height="143%" fo:keep-together="auto" fo:keep-with-next="auto"/>
      <style:text-properties fo:color="#333333" fo:font-size="19.5pt" fo:font-weight="bold" style:font-size-asian="19.5pt" style:font-weight-asian="bold" style:font-size-complex="19.5pt"/>
    </style:style>
    <style:style style:name="P8" style:family="paragraph" style:parent-style-name="Heading_20_4">
      <style:paragraph-properties loext:contextual-spacing="false" fo:margin-top="0.1665in" fo:margin-bottom="0.028in" fo:line-height="139%" fo:keep-together="auto" fo:keep-with-next="auto"/>
      <style:text-properties fo:color="#333333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loext:contextual-spacing="false" fo:margin-top="0.139in" fo:margin-bottom="0.139in" fo:line-height="100%"/>
      <style:text-properties fo:color="#333333" fo:font-size="12pt" style:font-size-asian="12pt" style:font-size-complex="12pt"/>
    </style:style>
    <style:style style:name="P10" style:family="paragraph" style:parent-style-name="Standard">
      <style:paragraph-properties loext:contextual-spacing="false" fo:margin-top="0.139in" fo:margin-bottom="0.139in" fo:line-height="100%"/>
      <style:text-properties fo:color="#333333" fo:font-size="12pt" fo:font-weight="bold" style:font-size-asian="12pt" style:font-weight-asian="bold" style:font-size-complex="12pt"/>
    </style:style>
    <style:style style:name="P11" style:family="paragraph" style:parent-style-name="Standard" style:list-style-name="WWNum9">
      <style:paragraph-properties loext:contextual-spacing="false" fo:margin-left="0.5in" fo:margin-right="0in" fo:margin-top="0.3472in" fo:margin-bottom="0.3472in" fo:line-height="100%" fo:text-indent="-0.25in" style:auto-text-indent="false"/>
    </style:style>
    <style:style style:name="P12" style:family="paragraph" style:parent-style-name="Standard" style:list-style-name="WWNum12">
      <style:paragraph-properties loext:contextual-spacing="false" fo:margin-left="0.5in" fo:margin-right="0in" fo:margin-top="0.3472in" fo:margin-bottom="0.3472in" fo:line-height="100%" fo:text-indent="-0.25in" style:auto-text-indent="false"/>
    </style:style>
    <style:style style:name="P13" style:family="paragraph" style:parent-style-name="Standard" style:list-style-name="WWNum7">
      <style:paragraph-properties loext:contextual-spacing="false" fo:margin-left="0.5in" fo:margin-right="0in" fo:margin-top="0.3472in" fo:margin-bottom="0.3472in" fo:line-height="100%" fo:text-indent="-0.25in" style:auto-text-indent="false"/>
    </style:style>
    <style:style style:name="P14" style:family="paragraph" style:parent-style-name="Standard" style:list-style-name="WWNum1">
      <style:paragraph-properties loext:contextual-spacing="false" fo:margin-left="0.5in" fo:margin-right="0in" fo:margin-top="0.3472in" fo:margin-bottom="0.3472in" fo:line-height="100%" fo:text-indent="-0.25in" style:auto-text-indent="false"/>
    </style:style>
    <style:style style:name="P15" style:family="paragraph" style:parent-style-name="Standard" style:list-style-name="WWNum2">
      <style:paragraph-properties loext:contextual-spacing="false" fo:margin-left="0.5in" fo:margin-right="0in" fo:margin-top="0.3472in" fo:margin-bottom="0.3472in" fo:line-height="100%" fo:text-indent="-0.25in" style:auto-text-indent="false"/>
    </style:style>
    <style:style style:name="P16" style:family="paragraph" style:parent-style-name="Standard" style:list-style-name="WWNum6">
      <style:paragraph-properties loext:contextual-spacing="false" fo:margin-left="0.5in" fo:margin-right="0in" fo:margin-top="0.3472in" fo:margin-bottom="0.3472in" fo:line-height="100%" fo:text-indent="-0.25in" style:auto-text-indent="false"/>
    </style:style>
    <style:style style:name="P17" style:family="paragraph" style:parent-style-name="Standard" style:list-style-name="WWNum3">
      <style:paragraph-properties loext:contextual-spacing="false" fo:margin-left="0.5in" fo:margin-right="0in" fo:margin-top="0.3472in" fo:margin-bottom="0.3472in" fo:line-height="100%" fo:text-indent="-0.25in" style:auto-text-indent="false"/>
    </style:style>
    <style:style style:name="P18" style:family="paragraph" style:parent-style-name="Standard" style:list-style-name="WWNum2">
      <style:paragraph-properties loext:contextual-spacing="false" fo:margin-left="0.5in" fo:margin-right="0in" fo:margin-top="0.3472in" fo:margin-bottom="0.3472in" fo:line-height="100%" fo:text-indent="-0.25in" style:auto-text-indent="false"/>
      <style:text-properties fo:color="#333333" fo:font-size="12pt" style:font-size-asian="12pt" style:font-size-complex="12pt"/>
    </style:style>
    <style:style style:name="P19" style:family="paragraph" style:parent-style-name="Standard" style:list-style-name="WWNum10">
      <style:paragraph-properties loext:contextual-spacing="false" fo:margin-left="0.5in" fo:margin-right="0in" fo:margin-top="0.3472in" fo:margin-bottom="0.3472in" fo:line-height="100%" fo:text-indent="-0.25in" style:auto-text-indent="false"/>
      <style:text-properties fo:color="#333333" fo:font-size="12pt" style:font-size-asian="12pt" style:font-size-complex="12pt"/>
    </style:style>
    <style:style style:name="P20" style:family="paragraph" style:parent-style-name="Standard" style:list-style-name="WWNum5">
      <style:paragraph-properties loext:contextual-spacing="false" fo:margin-left="0.5in" fo:margin-right="0in" fo:margin-top="0.3472in" fo:margin-bottom="0in" fo:line-height="100%" fo:text-indent="-0.25in" style:auto-text-indent="false"/>
    </style:style>
    <style:style style:name="P21" style:family="paragraph" style:parent-style-name="Standard" style:list-style-name="WWNum11">
      <style:paragraph-properties loext:contextual-spacing="false" fo:margin-left="0.5in" fo:margin-right="0in" fo:margin-top="0.3472in" fo:margin-bottom="0in" fo:line-height="100%" fo:text-indent="-0.25in" style:auto-text-indent="false"/>
    </style:style>
    <style:style style:name="P22" style:family="paragraph" style:parent-style-name="Standard" style:list-style-name="WWNum3">
      <style:paragraph-properties loext:contextual-spacing="false" fo:margin-left="0.5in" fo:margin-right="0in" fo:margin-top="0.3472in" fo:margin-bottom="0in" fo:line-height="100%" fo:text-indent="-0.25in" style:auto-text-indent="false"/>
    </style:style>
    <style:style style:name="P23" style:family="paragraph" style:parent-style-name="Standard" style:list-style-name="WWNum4">
      <style:paragraph-properties loext:contextual-spacing="false" fo:margin-left="0.5in" fo:margin-right="0in" fo:margin-top="0.3472in" fo:margin-bottom="0in" fo:line-height="100%" fo:text-indent="-0.25in" style:auto-text-indent="false"/>
    </style:style>
    <style:style style:name="P24" style:family="paragraph" style:parent-style-name="Standard" style:list-style-name="WWNum5">
      <style:paragraph-properties loext:contextual-spacing="false" fo:margin-left="0.5in" fo:margin-right="0in" fo:margin-top="0in" fo:margin-bottom="0in" fo:line-height="100%" fo:text-indent="-0.25in" style:auto-text-indent="false"/>
    </style:style>
    <style:style style:name="P25" style:family="paragraph" style:parent-style-name="Standard" style:list-style-name="WWNum3">
      <style:paragraph-properties loext:contextual-spacing="false" fo:margin-left="0.5in" fo:margin-right="0in" fo:margin-top="0in" fo:margin-bottom="0in" fo:line-height="100%" fo:text-indent="-0.25in" style:auto-text-indent="false"/>
    </style:style>
    <style:style style:name="P26" style:family="paragraph" style:parent-style-name="Standard" style:list-style-name="WWNum3">
      <style:paragraph-properties loext:contextual-spacing="false" fo:margin-left="0.5in" fo:margin-right="0in" fo:margin-top="0in" fo:margin-bottom="0in" fo:line-height="100%" fo:text-indent="-0.25in" style:auto-text-indent="false"/>
      <style:text-properties fo:color="#333333" fo:font-size="12pt" style:font-size-asian="12pt" style:font-size-complex="12pt"/>
    </style:style>
    <style:style style:name="P27" style:family="paragraph" style:parent-style-name="Standard" style:list-style-name="WWNum5">
      <style:paragraph-properties loext:contextual-spacing="false" fo:margin-left="0.5in" fo:margin-right="0in" fo:margin-top="0in" fo:margin-bottom="0.2638in" fo:line-height="100%" fo:text-indent="-0.25in" style:auto-text-indent="false"/>
      <style:text-properties fo:color="#333333" fo:font-size="12pt" style:font-size-asian="12pt" style:font-size-complex="12pt"/>
    </style:style>
    <style:style style:name="P28" style:family="paragraph" style:parent-style-name="Standard" style:list-style-name="WWNum3">
      <style:paragraph-properties loext:contextual-spacing="false" fo:margin-left="0.5in" fo:margin-right="0in" fo:margin-top="0in" fo:margin-bottom="0.3472in" fo:line-height="100%" fo:text-indent="-0.25in" style:auto-text-indent="false"/>
    </style:style>
    <style:style style:name="P29" style:family="paragraph" style:parent-style-name="Standard" style:list-style-name="WWNum11">
      <style:paragraph-properties loext:contextual-spacing="false" fo:margin-left="0.5in" fo:margin-right="0in" fo:margin-top="0in" fo:margin-bottom="0.3472in" fo:line-height="100%" fo:text-indent="-0.25in" style:auto-text-indent="false"/>
      <style:text-properties fo:color="#333333" fo:font-size="12pt" style:font-size-asian="12pt" style:font-size-complex="12pt"/>
    </style:style>
    <style:style style:name="P30" style:family="paragraph" style:parent-style-name="Standard" style:list-style-name="WWNum4">
      <style:paragraph-properties loext:contextual-spacing="false" fo:margin-left="0.5in" fo:margin-right="0in" fo:margin-top="0in" fo:margin-bottom="0.3472in" fo:line-height="100%" fo:text-indent="-0.25in" style:auto-text-indent="false"/>
      <style:text-properties fo:color="#333333" fo:font-size="12pt" style:font-size-asian="12pt" style:font-size-complex="12pt"/>
    </style:style>
    <style:style style:name="P31" style:family="paragraph" style:parent-style-name="Standard" style:list-style-name="WWNum11">
      <style:paragraph-properties loext:contextual-spacing="false" fo:margin-left="0.5in" fo:margin-right="0in" fo:margin-top="0.2638in" fo:margin-bottom="0.2638in" fo:line-height="100%" fo:text-indent="-0.25in" style:auto-text-indent="false"/>
    </style:style>
    <style:style style:name="P32" style:family="paragraph" style:parent-style-name="Standard" style:list-style-name="WWNum8">
      <style:paragraph-properties loext:contextual-spacing="false" fo:margin-left="0.5in" fo:margin-right="0in" fo:margin-top="0.2638in" fo:margin-bottom="0.2638in" fo:line-height="100%" fo:text-indent="-0.25in" style:auto-text-indent="false"/>
    </style:style>
    <style:style style:name="P33" style:family="paragraph" style:parent-style-name="Standard">
      <style:paragraph-properties loext:contextual-spacing="false" fo:margin-left="0in" fo:margin-right="0in" fo:margin-top="0.3472in" fo:margin-bottom="0.3472in" fo:line-height="100%" fo:text-indent="0in" style:auto-text-indent="false"/>
      <style:text-properties fo:color="#333333" fo:font-size="12pt" style:font-size-asian="12pt" style:font-size-complex="12pt"/>
    </style:style>
    <style:style style:name="P34" style:family="paragraph" style:parent-style-name="Standard">
      <style:paragraph-properties loext:contextual-spacing="false" fo:margin-left="0.5in" fo:margin-right="0in" fo:margin-top="0.3472in" fo:margin-bottom="0.3472in" fo:line-height="100%" fo:text-indent="0in" style:auto-text-indent="false"/>
      <style:text-properties fo:color="#333333" fo:font-size="12pt" style:font-size-asian="12pt" style:font-size-complex="12pt"/>
    </style:style>
    <style:style style:name="P35" style:family="paragraph" style:parent-style-name="Standard">
      <style:paragraph-properties loext:contextual-spacing="false" fo:margin-left="0.5in" fo:margin-right="0in" fo:margin-top="0.3472in" fo:margin-bottom="0.3472in" fo:line-height="100%" fo:text-indent="0in" style:auto-text-indent="false"/>
      <style:text-properties fo:color="#555555" style:font-name="Courier New" fo:background-color="#f8f8f8" style:font-name-asian="Courier New1" style:font-name-complex="Courier New1"/>
    </style:style>
    <style:style style:name="P36" style:family="paragraph" style:parent-style-name="Standard">
      <style:paragraph-properties loext:contextual-spacing="false" fo:margin-left="0.5in" fo:margin-right="0in" fo:margin-top="0.2638in" fo:margin-bottom="0.2638in" fo:line-height="100%" fo:text-indent="0in" style:auto-text-indent="false"/>
      <style:text-properties fo:color="#555555" style:font-name="Courier New" fo:background-color="#f8f8f8" style:font-name-asian="Courier New1" style:font-name-complex="Courier New1"/>
    </style:style>
    <style:style style:name="P37" style:family="paragraph" style:parent-style-name="Standard">
      <style:paragraph-properties loext:contextual-spacing="false" fo:margin-left="0.5in" fo:margin-right="0in" fo:margin-top="0.2638in" fo:margin-bottom="0.2638in" fo:line-height="100%" fo:text-indent="0in" style:auto-text-indent="false"/>
      <style:text-properties fo:color="#333333" fo:font-size="12pt" style:font-size-asian="12pt" style:font-size-complex="12pt"/>
    </style:style>
    <style:style style:name="P38" style:family="paragraph" style:parent-style-name="Standard" style:list-style-name="WWNum5">
      <style:paragraph-properties loext:contextual-spacing="false" fo:margin-left="1in" fo:margin-right="0in" fo:margin-top="0in" fo:margin-bottom="0in" fo:line-height="100%" fo:text-indent="-0.25in" style:auto-text-indent="false"/>
      <style:text-properties fo:color="#333333" fo:font-size="12pt" style:font-size-asian="12pt" style:font-size-complex="12pt"/>
    </style:style>
    <style:style style:name="P39" style:family="paragraph" style:parent-style-name="Standard">
      <style:paragraph-properties loext:contextual-spacing="false" fo:margin-left="0in" fo:margin-right="0in" fo:margin-top="0.3472in" fo:margin-bottom="0.3472in" fo:line-height="100%" fo:text-indent="0.5in" style:auto-text-indent="false"/>
      <style:text-properties fo:color="#333333" fo:font-size="12pt" style:font-size-asian="12pt" style:font-size-complex="12pt"/>
    </style:style>
    <style:style style:name="P40" style:family="paragraph">
      <style:paragraph-properties fo:text-align="center"/>
    </style:style>
    <style:style style:name="T1" style:family="text">
      <style:text-properties fo:color="#333333" fo:font-size="12pt" style:font-size-asian="12pt" style:font-size-complex="12pt"/>
    </style:style>
    <style:style style:name="T2" style:family="text">
      <style:text-properties fo:color="#333333" fo:font-size="12pt" fo:font-weight="bold" style:font-size-asian="12pt" style:font-weight-asian="bold" style:font-size-complex="12pt"/>
    </style:style>
    <style:style style:name="T3" style:family="text">
      <style:text-properties fo:color="#333333" fo:font-size="19.5pt" fo:font-weight="bold" style:font-size-asian="19.5pt" style:font-weight-asian="bold" style:font-size-complex="19.5pt"/>
    </style:style>
    <style:style style:name="T4" style:family="text">
      <style:text-properties fo:color="#333333" style:font-name="Courier New" fo:background-color="#f8f8f8" style:font-name-asian="Courier New1" style:font-name-complex="Courier New1" loext:char-shading-value="0"/>
    </style:style>
    <style:style style:name="gr1" style:family="graphic">
      <style:graphic-properties loext:rel-width-rel="page"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loext:rel-width-rel="page" draw:stroke="none" svg:stroke-width="0in" draw:fill="solid" draw:fill-color="#a0a0a0" draw:textarea-horizontal-align="center" draw:textarea-vertical-align="top" fo:margin-left="0.1252in" fo:margin-right="0.1252in" fo:margin-top="0in" fo:margin-bottom="0.3472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j0ttaybrkh0b"/>Week 5 Homework Submission File: Archiving and Logging Data</text:p>
      <text:p text:style-name="P9">Please edit this file by adding the solution commands on the line below the prompt.</text:p>
      <text:p text:style-name="P9">Save and submit the completed file for your homework submission.</text:p>
      <text:p text:style-name="Standard"><draw:rect text:anchor-type="as-char" draw:z-index="0" draw:style-name="gr1" draw:text-style-name="P40" svg:width="0.0012in" svg:height="0.0213in"><text:p/></draw:rect></text:p>
      <text:p text:style-name="P7"><text:bookmark text:name="_mcx52m9oh7jc"/>Step 1: Create, Extract, Compress, and Manage tar Backup Archives</text:p>
      <text:list xml:id="list6099722669283036397" text:style-name="WWNum9">
        <text:list-item>
          <text:p text:style-name="P11"><text:span text:style-name="T1">Command to </text:span><text:span text:style-name="T2">extract</text:span><text:span text:style-name="T1"> the </text:span><text:span text:style-name="T4">TarDocs.tar</text:span><text:span text:style-name="T1"> archive to the current directory:</text:span></text:p>
        </text:list-item>
      </text:list>
      <text:p text:style-name="P2"><text:tab/>$ sudo tar -xvf TarDocs.tar -c ~/Projects</text:p>
      <text:list xml:id="list36564535" text:continue-numbering="true" text:style-name="WWNum9">
        <text:list-item>
          <text:p text:style-name="P11"><text:span text:style-name="T1">Command to </text:span><text:span text:style-name="T2">create</text:span><text:span text:style-name="T1"> the </text:span><text:span text:style-name="T4">Javaless_Doc.tar</text:span><text:span text:style-name="T1"> archive from the </text:span><text:span text:style-name="T4">TarDocs/</text:span><text:span text:style-name="T1"> directory, while excluding the </text:span><text:span text:style-name="T4">TarDocs/Documents/Java</text:span><text:span text:style-name="T1"> directory:</text:span></text:p>
        </text:list-item>
      </text:list>
      <text:p text:style-name="P4">$ tar cvvf Javaless_Doc.tar --exclude="TarDocs/Documents/Java" ./TarDocs</text:p>
      <text:p text:style-name="P1"><text:span text:style-name="T1">3. <text:tab/>Command to ensure </text:span><text:span text:style-name="T4">Java/</text:span><text:span text:style-name="T1"> is not in the new </text:span><text:span text:style-name="T4">Javaless_Docs.tar</text:span><text:span text:style-name="T1"> archive:</text:span></text:p>
      <text:p text:style-name="P4">$ sudo tar -tvf Javaless_Doc.tar | grep Java<text:line-break/><text:line-break/></text:p>
      <text:p text:style-name="P4"/>
      <text:p text:style-name="P4"/>
      <text:p text:style-name="P10"><text:soft-page-break/>Bonus</text:p>
      <text:list xml:id="list7754124843132765254" text:style-name="WWNum12">
        <text:list-item>
          <text:p text:style-name="P12"><text:span text:style-name="T1">Command to create an incremental archive called </text:span><text:span text:style-name="T4">logs_backup_tar.gz</text:span><text:span text:style-name="T1"> with only changed files to </text:span><text:span text:style-name="T4">snapshot.file</text:span><text:span text:style-name="T1"> for the </text:span><text:span text:style-name="T4">/var/log</text:span><text:span text:style-name="T1"> directory:<text:line-break/><text:line-break/>$ sudo tar -zcf logs_backup_tar.gz --exclude /var/log/snapshots.txt<text:line-break/><text:line-break/></text:span></text:p>
        </text:list-item>
      </text:list>
      <text:p text:style-name="P8"><text:bookmark text:name="_ppvmo4vhew92"/>Critical Analysis Question</text:p>
      <text:list xml:id="list6260969602397618949" text:style-name="WWNum7">
        <text:list-item>
          <text:p text:style-name="P13"><text:span text:style-name="T1">Why wouldn't you use the options </text:span><text:span text:style-name="T4">-x</text:span><text:span text:style-name="T1"> and </text:span><text:span text:style-name="T4">-c</text:span><text:span text:style-name="T1"> at the same time with </text:span><text:span text:style-name="T4">tar</text:span><text:span text:style-name="T1">?</text:span></text:p>
        </text:list-item>
      </text:list>
      <text:p text:style-name="P4">Used in the same tar command those options would try to simultaneously create and extract the same data causing an error, or perhaps creating a black hole, thus crushing our solar system into a nascent singularity. Please don’t mark me down for the bad joke at the end of that sentence.</text:p>
      <text:p text:style-name="P3"><text:span text:style-name="T1">It may be possible to daisy-chain commands with more complex syntax. However, you wouldn’t extract and create at the same time. <text:line-break/><text:line-break/>.</text:span><draw:rect text:anchor-type="as-char" draw:z-index="1" draw:style-name="gr2" draw:text-style-name="P40" svg:width="0.0012in" svg:height="0.0213in"><text:p/></draw:rect></text:p>
      <text:p text:style-name="P7"><text:bookmark text:name="_hntmp0hgobbj"/>Step 2: Create, Manage, and Automate Cron Jobs</text:p>
      <text:list xml:id="list8483787049856178253" text:style-name="WWNum1">
        <text:list-item>
          <text:p text:style-name="P14"><text:span text:style-name="T1">Cron job for backing up the </text:span><text:span text:style-name="T4">/var/log/auth.log</text:span><text:span text:style-name="T1"> file:<text:line-break/></text:span></text:p>
        </text:list-item>
      </text:list>
      <text:p text:style-name="P4">crontab -e (select 1 for the nano editor)<text:line-break/>0 6 * * 3 sudo tar -zcf ~/auth_backup.tgz /var/log/auth.log</text:p>
      <text:p text:style-name="P4"/>
      <text:p text:style-name="P2"/>
      <text:p text:style-name="P4"><text:soft-page-break/></text:p>
      <text:p text:style-name="P2"><text:tab/></text:p>
      <text:p text:style-name="Standard"><draw:rect text:anchor-type="as-char" draw:z-index="2" draw:style-name="gr1" draw:text-style-name="P40" svg:width="0.0012in" svg:height="0.0213in"><text:p/></draw:rect></text:p>
      <text:p text:style-name="P7"><text:bookmark text:name="_r42h4snpk1od"/>Step 3: Write Basic Bash Scripts</text:p>
      <text:list xml:id="list2339668065879119632" text:style-name="WWNum2">
        <text:list-item>
          <text:p text:style-name="P18">Brace expansion command to create the four subdirectories:</text:p>
        </text:list-item>
      </text:list>
      <text:p text:style-name="P4">mkdir -p <text:s/>~/backups/{freemem,diskuse,openlist,freedisk}</text:p>
      <text:list xml:id="list36552607" text:continue-numbering="true" text:style-name="WWNum2">
        <text:list-item>
          <text:p text:style-name="P15"><text:span text:style-name="T1">Paste your </text:span><text:span text:style-name="T4">system.sh</text:span><text:span text:style-name="T1"> script edits below:</text:span></text:p>
        </text:list-item>
      </text:list>
      <text:p text:style-name="P35">#!/bin/bash</text:p>
      <text:p text:style-name="P36"># displays free space on system and writes to file in designated path</text:p>
      <text:p text:style-name="P36">free -h &gt; ~/Projects/tardocs/backups/freemem/free_mem.txt</text:p>
      <text:p text:style-name="P36"># checks disk usage of all files and directories on machine and writes to file in designated path/file in readable format. total free space at the end shown at end of text.</text:p>
      <text:p text:style-name="P36">du -h -c &gt; ~/Projects/tardocs/backups/diskuse/disk_usage.txt</text:p>
      <text:p text:style-name="P36"># displays all open files as well as other info such as which processes accessed them, then writes output to designated path/file</text:p>
      <text:p text:style-name="P36">lsof &gt; ~/Projects/tardocs/backups/openlist/open_list.txt</text:p>
      <text:p text:style-name="P36"># displays available disk space in human readable format and writes output to designated path/file</text:p>
      <text:p text:style-name="P36">df -h &gt; ~/Projects/tardocs/backups/freedisk/free-disk.txt</text:p>
      <text:p text:style-name="P36"># appends display of metadata to initial free_disk.txt file</text:p>
      <text:p text:style-name="P36"><text:soft-page-break/>df -i &gt;&gt; ~/Projects/tardocs/backups/freedisk/free-disk.txt</text:p>
      <text:list xml:id="list36539746" text:continue-numbering="true" text:style-name="WWNum2">
        <text:list-item>
          <text:p text:style-name="P15"><text:span text:style-name="T1">Command to make the </text:span><text:span text:style-name="T4">system.sh</text:span><text:span text:style-name="T1"> script executable:</text:span></text:p>
        </text:list-item>
      </text:list>
      <text:p text:style-name="P4">sudo chmod +x system.sh</text:p>
      <text:p text:style-name="P10">Optional</text:p>
      <text:list xml:id="list4722125648365934014" text:style-name="WWNum10">
        <text:list-item>
          <text:p text:style-name="P19">Commands to test the script and confirm its execution:</text:p>
        </text:list-item>
      </text:list>
      <text:p text:style-name="P4">cd<text:line-break/>./system.sh<text:line-break/>cat ~/backups/freedisk/free_disk.txt<text:line-break/>cat ~/backups/diskuse/disk_usage.txt<text:line-break/>cat ~/backups/freemem/free_mem.txt<text:line-break/>cat ~/backups/openlist/open_list.txt<text:line-break/></text:p>
      <text:p text:style-name="P10">Bonus</text:p>
      <text:list xml:id="list4935901097642538427" text:style-name="WWNum6">
        <text:list-item>
          <text:p text:style-name="P16"><text:span text:style-name="T1">Command to copy </text:span><text:span text:style-name="T4">system</text:span><text:span text:style-name="T1"> to system-wide cron directory:<text:line-break/><text:line-break/>$ sudo cd ~/home/sysadmin/ | crontab -e * * * * * tar -zcf ~./system</text:span></text:p>
        </text:list-item>
      </text:list>
      <text:p text:style-name="Standard"><draw:rect text:anchor-type="as-char" draw:z-index="3" draw:style-name="gr1" draw:text-style-name="P40" svg:width="0.0012in" svg:height="0.0213in"><text:p/></draw:rect><text:bookmark text:name="_dh1ce6ndqu8w"/><text:span text:style-name="T3">Step 4. Manage Log File Sizes</text:span></text:p>
      <text:list xml:id="list6090008326608703133" text:style-name="WWNum5">
        <text:list-item>
          <text:p text:style-name="P20"><text:span text:style-name="T1">Run </text:span><text:span text:style-name="T4">sudo nano /etc/logrotate.conf</text:span><text:span text:style-name="T1"> to edit the </text:span><text:span text:style-name="T4">logrotate</text:span><text:span text:style-name="T1"> configuration file.</text:span></text:p>
        </text:list-item>
        <text:list-item>
          <text:p text:style-name="P24"><text:span text:style-name="T1">Configure a log rotation scheme that backs up authentication messages to the </text:span><text:span text:style-name="T4">/var/log/auth.log</text:span><text:span text:style-name="T1">.</text:span></text:p>
          <text:list>
            <text:list-item>
              <text:p text:style-name="P38">Add your config file edits below:</text:p>
            </text:list-item>
          </text:list>
        </text:list-item>
        <text:list-item>
          <text:p text:style-name="P27"><text:line-break/>{weekly<text:line-break/>rotate 7<text:line-break/>notifempty<text:line-break/>delaycompress<text:line-break/>missingok<text:line-break/>createscript}</text:p>
        </text:list-item>
      </text:list>
      <text:p text:style-name="P5"><text:soft-page-break/></text:p>
      <text:p text:style-name="Standard"><draw:rect text:anchor-type="as-char" draw:z-index="4" draw:style-name="gr1" draw:text-style-name="P40" svg:width="0.0012in" svg:height="0.0213in"><text:p/></draw:rect></text:p>
      <text:p text:style-name="P7"><text:bookmark text:name="_u1e1wqv7ml8d"/>Bonus: Check for Policy and File Violations</text:p>
      <text:list xml:id="list662077795052997730" text:style-name="WWNum11">
        <text:list-item>
          <text:p text:style-name="P21"><text:span text:style-name="T1">Command to verify </text:span><text:span text:style-name="T4">auditd</text:span><text:span text:style-name="T1"> is active:<text:line-break/><text:line-break/>sudo auditctl -l<text:line-break/><text:line-break/></text:span></text:p>
        </text:list-item>
        <text:list-item>
          <text:p text:style-name="P29">Command to set number of retained logs and maximum log file size:</text:p>
        </text:list-item>
      </text:list>
      <text:p text:style-name="P39">{weekly<text:line-break/><text:tab/>rotate 7<text:line-break/><text:tab/>log 35<text:line-break/><text:tab/>delaycompress<text:line-break/><text:tab/>missingok<text:line-break/><text:tab/>createscript}<text:line-break/><text:line-break/><text:line-break/></text:p>
      <text:list xml:id="list36543582" text:continue-numbering="true" text:style-name="WWNum11">
        <text:list-item>
          <text:p text:style-name="P31"><text:span text:style-name="T1">Command using </text:span><text:span text:style-name="T4">auditd</text:span><text:span text:style-name="T1"> to set rules for </text:span><text:span text:style-name="T4">/etc/shadow</text:span><text:span text:style-name="T1">, </text:span><text:span text:style-name="T4">/etc/passwd</text:span><text:span text:style-name="T1"> and </text:span><text:span text:style-name="T4">/var/log/auth.log</text:span><text:span text:style-name="T1">:<text:line-break/><text:line-break/>-w /etc/passwd -p wra -k userpass_audit</text:span></text:p>
        </text:list-item>
      </text:list>
      <text:p text:style-name="P5">-w /etc/shadow -p wra -k hashpass_audit</text:p>
      <text:p text:style-name="P5">--w /var/logauth/log -p wra -k authlog_audit</text:p>
      <text:p text:style-name="P5">-w /etc/usr -p rwxa -k usr</text:p>
      <text:list xml:id="list7241120332015524166" text:style-name="WWNum3">
        <text:list-item>
          <text:p text:style-name="P17"><text:span text:style-name="T1">Command to restart </text:span><text:span text:style-name="T4">auditd</text:span><text:span text:style-name="T1">:</text:span></text:p>
        </text:list-item>
      </text:list>
      <text:p text:style-name="P4">sudo systemctl restart auditd</text:p>
      <text:list xml:id="list36539414" text:continue-numbering="true" text:style-name="WWNum3">
        <text:list-item>
          <text:p text:style-name="P22"><text:span text:style-name="T1">Command to list all </text:span><text:span text:style-name="T4">auditd</text:span><text:span text:style-name="T1"> rules:<text:line-break/></text:span><text:soft-page-break/><text:span text:style-name="T1"><text:line-break/>sudo auditctl -l<text:line-break/></text:span></text:p>
        </text:list-item>
        <text:list-item>
          <text:p text:style-name="P26">Command to produce an audit report:<text:line-break/><text:line-break/>sudo aureport -au<text:line-break/><text:line-break/>Authentication Report<text:line-break/>============================================<text:line-break/># date time acct host term exe success event<text:line-break/>============================================<text:line-break/>1. 10/11/2021 21:52:46 sysadmin ? /dev/pts/0 /usr/bin/sudo yes 2263376<text:line-break/>2. 10/11/2021 21:54:25 sysadmin ? /dev/pts/0 /usr/bin/sudo yes 2308742<text:line-break/></text:p>
        </text:list-item>
        <text:list-item>
          <text:p text:style-name="P25"><text:span text:style-name="T1">Create a user with </text:span><text:span text:style-name="T4">sudo useradd attacker</text:span><text:span text:style-name="T1"> and produce an audit report that lists account modifications:<text:line-break/><text:line-break/>sudo aureport -m<text:line-break/><text:line-break/>Account Modifications Report<text:line-break/>=================================================<text:line-break/># date time auid addr term exe acct success event<text:line-break/>=================================================<text:line-break/>1. 10/11/2021 21:53:23 1000 UbuntuDesktop pts/0 /usr/sbin/groupadd ? yes 2307493<text:line-break/>2. 10/11/2021 21:53:23 1000 UbuntuDesktop pts/0 /usr/sbin/groupadd ? yes 2307494<text:line-break/>3. 10/11/2021 21:53:23 1000 UbuntuDesktop pts/0 /usr/sbin/groupadd ? yes 2307495<text:line-break/>4. 10/11/2021 21:53:23 1000 UbuntuDesktop pts/0 /usr/sbin/useradd ? yes 2307503<text:line-break/>5. 10/11/2021 21:53:26 1000 UbuntuDesktop pts/0 /usr/bin/passwd criminal1 yes 2307616<text:line-break/><text:line-break/></text:span></text:p>
        </text:list-item>
        <text:list-item>
          <text:p text:style-name="P25"><text:span text:style-name="T1">Command to use </text:span><text:span text:style-name="T4">auditd</text:span><text:span text:style-name="T1"> to watch </text:span><text:span text:style-name="T4">/var/log/cron</text:span><text:span text:style-name="T1">:<text:line-break/><text:line-break/>sudo auditctl -w /var/log/cron/<text:line-break/></text:span></text:p>
        </text:list-item>
        <text:list-item>
          <text:p text:style-name="P28"><text:span text:style-name="T1">Command to verify </text:span><text:span text:style-name="T4">auditd</text:span><text:span text:style-name="T1"> rules:<text:line-break/><text:line-break/>sudo auditctl -l</text:span></text:p>
        </text:list-item>
      </text:list>
      <text:p text:style-name="P4"/>
      <text:p text:style-name="Standard"><draw:rect text:anchor-type="as-char" draw:z-index="5" draw:style-name="gr1" draw:text-style-name="P40" svg:width="0.0012in" svg:height="0.0213in"><text:p/></draw:rect></text:p>
      <text:p text:style-name="P7"><text:bookmark text:name="_umwsx9h6nq65"/><text:soft-page-break/>Bonus (Research Activity): Perform Various Log Filtering Techniques</text:p>
      <text:list xml:id="list371178703693666894" text:style-name="WWNum4">
        <text:list-item>
          <text:p text:style-name="P23"><text:span text:style-name="T1">Command to return </text:span><text:span text:style-name="T4">journalctl</text:span><text:span text:style-name="T1"> messages with priorities from emergency to error:<text:line-break/><text:line-break/>sudo journalctl -p '0..3'<text:line-break/></text:span></text:p>
        </text:list-item>
        <text:list-item>
          <text:p text:style-name="P30">Command to check the disk usage of the system journal unit since the most recent boot:<text:line-break/><text:line-break/>sudo journalctl -u systemd-journald</text:p>
        </text:list-item>
      </text:list>
      <text:p text:style-name="P2"><text:s text:c="6"/>3. <text:s/>Command to remove all archived journal files except the most recent two:<text:line-break/><text:line-break/><text:tab/>sudo journalctl --vacuum-files=2</text:p>
      <text:p text:style-name="P1"><text:span text:style-name="T1"><text:s text:c="6"/>4. Command to filter all log messages with priority levels between zero and two, and save output to </text:span><text:span text:style-name="T4">/home/sysadmin/Priority_High.txt</text:span><text:span text:style-name="T1">:<text:line-break/><text:line-break/><text:tab/>sudo journalctl -p ‘0..2’ &gt; ~/Priority_High.txt<text:line-break/><text:line-break/><text:tab/></text:span></text:p>
      <text:p text:style-name="P39">5. Command to automate the last command in a daily cronjob. Add the edits made to the crontab file below:<text:line-break/><text:line-break/><text:tab/></text:p>
      <text:list xml:id="list4171652408819232923" text:style-name="WWNum8">
        <text:list-header>
          <text:p text:style-name="P32"><text:span text:style-name="T4"/></text:p>
        </text:list-header>
      </text:list>
      <text:p text:style-name="Standard"><draw:rect text:anchor-type="as-char" draw:z-index="6" draw:style-name="gr1" draw:text-style-name="P40" svg:width="0.0012in" svg:height="0.0213in"><text:p/></draw:rec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278in" fo:margin-bottom="0.0835in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835in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22in" fo:margin-bottom="0.0555in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in" fo:margin-bottom="0.0417in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in" fo:margin-bottom="0.222in" fo:line-height="100%" fo:keep-together="always" fo:break-before="auto" fo:break-after="auto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333333" fo:font-size="12pt" style:text-underline-style="none" style:font-name-asian="Arial2" style:font-size-asian="12pt" style:font-name-complex="Arial2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33333" fo:font-size="12pt" style:text-underline-style="none" style:font-name-asian="Arial2" style:font-size-asian="12pt" style:font-name-complex="Arial2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333333" fo:font-size="12pt" style:text-underline-style="none" style:font-name-asian="Arial2" style:font-size-asian="12pt" style:font-name-complex="Arial2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333333" fo:font-size="12pt" style:text-underline-style="none" style:font-name-asian="Arial2" style:font-size-asian="12pt" style:font-name-complex="Arial2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333333" fo:font-size="12pt" style:text-underline-style="none" style:font-name-asian="Arial2" style:font-size-asian="12pt" style:font-name-complex="Arial2" style:font-size-complex="12pt"/>
    </style:style>
    <style:style style:name="ListLabel_20_38" style:display-name="ListLabel 38" style:family="text">
      <style:text-properties fo:color="#333333" fo:font-size="12pt" style:text-underline-style="none" style:font-name-asian="Arial2" style:font-size-asian="12pt" style:font-name-complex="Arial2" style:font-size-complex="12pt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333333" fo:font-size="12pt" style:text-underline-style="none" style:font-name-asian="Arial2" style:font-size-asian="12pt" style:font-name-complex="Arial2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333333" fo:font-size="12pt" style:text-underline-style="none" style:font-name-asian="Arial2" style:font-size-asian="12pt" style:font-name-complex="Arial2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333333" fo:font-size="12pt" style:text-underline-style="none" style:font-name-asian="Arial2" style:font-size-asian="12pt" style:font-name-complex="Arial2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333333" fo:font-size="12pt" style:text-underline-style="none" style:font-name-asian="Arial2" style:font-size-asian="12pt" style:font-name-complex="Arial2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333333" fo:font-size="12pt" style:text-underline-style="none" style:font-name-asian="Arial2" style:font-size-asian="12pt" style:font-name-complex="Arial2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333333" fo:font-size="12pt" style:text-underline-style="none" style:font-name-asian="Arial2" style:font-size-asian="12pt" style:font-name-complex="Arial2" style:font-size-complex="12pt"/>
    </style:style>
    <style:style style:name="ListLabel_20_92" style:display-name="ListLabel 92" style:family="text">
      <style:text-properties fo:color="#333333" fo:font-size="12pt" style:text-underline-style="none" style:font-name-asian="Arial2" style:font-size-asian="12pt" style:font-name-complex="Arial2" style:font-size-complex="12pt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333333" fo:font-size="12pt" style:text-underline-style="none" style:font-name-asian="Arial2" style:font-size-asian="12pt" style:font-name-complex="Arial2" style:font-size-complex="12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document-statistic meta:table-count="0" meta:image-count="0" meta:object-count="0" meta:page-count="7" meta:paragraph-count="73" meta:word-count="849" meta:character-count="5887"/>
    <dc:date>2021-12-14T16:32:25.55</dc:date>
    <dc:creator>Daniel Voss</dc:creator>
  </office:meta>
</office:document-meta>
</file>